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Monospace" svg:font-family="Monospace"/>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6">
      <style:paragraph-properties fo:text-align="justify" style:justify-single-word="false"/>
    </style:style>
    <style:style style:name="P4" style:family="paragraph" style:parent-style-name="Text_20_body" style:list-style-name="L7">
      <style:paragraph-properties fo:text-align="justify" style:justify-single-word="false"/>
    </style:style>
    <style:style style:name="P5" style:family="paragraph" style:parent-style-name="Text_20_body" style:list-style-name="L8">
      <style:paragraph-properties fo:text-align="justify" style:justify-single-word="false"/>
    </style:style>
    <style:style style:name="P6" style:family="paragraph" style:parent-style-name="Text_20_body" style:list-style-name="L9">
      <style:paragraph-properties fo:text-align="justify" style:justify-single-word="false"/>
    </style:style>
    <style:style style:name="P7" style:family="paragraph" style:parent-style-name="Text_20_body" style:list-style-name="L10">
      <style:paragraph-properties fo:text-align="justify" style:justify-single-word="false"/>
    </style:style>
    <style:style style:name="P8" style:family="paragraph" style:parent-style-name="Text_20_body" style:list-style-name="L11">
      <style:paragraph-properties fo:text-align="justify" style:justify-single-word="false"/>
    </style:style>
    <style:style style:name="P9" style:family="paragraph" style:parent-style-name="Text_20_body" style:list-style-name="L1">
      <style:paragraph-properties fo:text-align="justify" style:justify-single-word="false"/>
      <style:text-properties fo:font-style="italic" style:font-style-asian="italic" style:font-style-complex="italic"/>
    </style:style>
    <style:style style:name="P10" style:family="paragraph" style:parent-style-name="Text_20_body" style:list-style-name="L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11" style:family="paragraph" style:parent-style-name="Text_20_body" style:list-style-name="L3">
      <style:paragraph-properties fo:text-align="justify" style:justify-single-word="false"/>
      <style:text-properties fo:font-style="italic"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4" style:family="paragraph" style:parent-style-name="Text_20_body"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15" style:family="paragraph" style:parent-style-name="Text_20_body"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16" style:family="paragraph" style:parent-style-name="Text_20_body" style:list-style-name="L13">
      <style:paragraph-properties fo:text-align="justify" style:justify-single-word="false"/>
      <style:text-properties fo:font-style="italic" fo:font-weight="bold" style:font-style-asian="italic" style:font-weight-asian="bold" style:font-style-complex="italic" style:font-weight-complex="bold"/>
    </style:style>
    <style:style style:name="P17" style:family="paragraph" style:parent-style-name="Text_20_body"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18" style:family="paragraph" style:parent-style-name="Text_20_body"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19" style:family="paragraph" style:parent-style-name="Text_20_body" style:list-style-name="L12">
      <style:paragraph-properties fo:text-align="justify" style:justify-single-word="false"/>
      <style:text-properties fo:font-style="italic" fo:font-weight="normal" style:font-style-asian="italic" style:font-weight-asian="normal" style:font-style-complex="italic" style:font-weight-complex="normal"/>
    </style:style>
    <style:style style:name="P20" style:family="paragraph" style:parent-style-name="Text_20_body" style:list-style-name="L5">
      <style:text-properties fo:font-style="italic" fo:font-weight="normal" style:font-style-asian="italic" style:font-weight-asian="normal" style:font-style-complex="italic" style:font-weight-complex="normal"/>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Text_20_body" style:list-style-name="L9">
      <style:paragraph-properties fo:text-align="justify" style:justify-single-word="false"/>
      <style:text-properties fo:font-weight="bold" style:font-weight-asian="bold" style:font-weight-complex="bold"/>
    </style:style>
    <style:style style:name="P23" style:family="paragraph" style:parent-style-name="Text_20_body" style:list-style-name="L10">
      <style:paragraph-properties fo:text-align="justify" style:justify-single-word="false"/>
      <style:text-properties fo:font-weight="normal" style:font-weight-asian="normal" style:font-weight-complex="normal"/>
    </style:style>
    <style:style style:name="P24" style:family="paragraph" style:parent-style-name="Heading_20_2">
      <style:paragraph-properties fo:break-before="page"/>
    </style:style>
    <style:style style:name="P25" style:family="paragraph" style:parent-style-name="Heading_20_1">
      <style:paragraph-properties fo:text-align="center" style:justify-single-word="false"/>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bold" style:font-style-complex="normal"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style-asian="italic"/>
    </style:style>
    <style:style style:name="T16" style:family="text">
      <style:text-properties style:font-weight-asian="bold"/>
    </style:style>
    <style:style style:name="T17" style:family="text">
      <style:text-properties style:font-style-complex="italic"/>
    </style:style>
    <style:style style:name="T18" style:family="text">
      <style:text-properties style:font-weight-complex="bold"/>
    </style:style>
    <style:style style:name="T19" style:family="text">
      <style:text-properties style:font-weight-asian="normal"/>
    </style:style>
    <style:style style:name="T20" style:family="text">
      <style:text-properties style:font-weight-complex="normal"/>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Description générale de chaque classe du client</text:h>
      <text:h text:style-name="Heading_20_2" text:outline-level="2">Classe Media</text:h>
      <text:p text:style-name="P1"><text:tab/>Cette classe représente un média sur le disque dur. Cela peut être un répertoire ou un simple fichier. Elle <text:s/>est justement héritée par les classes <text:span text:style-name="T2">Dir</text:span> et <text:span text:style-name="T2">File</text:span> sur lesquelles nous reviendrons <text:s/>plus bas. C'est une classe abstraite; elle possède des méthodes virtuelles qui seront implémentées par ses classes filles.</text:p>
      <text:p text:style-name="P13">Attributs importants : </text:p>
      <text:list xml:id="list1450981797" text:style-name="L1">
        <text:list-item>
          <text:p text:style-name="P9"><text:span text:style-name="T10">localPath : </text:span><text:span text:style-name="T13">chemin du media sur le disque dur de l'utilisateur.</text:span></text:p>
        </text:list-item>
        <text:list-item>
          <text:p text:style-name="P9"><text:span text:style-name="T10">RealPath : </text:span><text:span text:style-name="T13">chemin du media stocké sur le serveur SVN</text:span></text:p>
        </text:list-item>
        <text:list-item>
          <text:p text:style-name="P10"><text:span text:style-name="T10">detectionState : </text:span><text:span text:style-name="T13">liste de tous les changements non encore traités par lesquels est passé le media ; la liste des états est :</text:span></text:p>
          <text:list>
            <text:list-item>
              <text:p text:style-name="P2"><text:span text:style-name="T13">MediaIsCreating : le media est en cours de création</text:span></text:p>
            </text:list-item>
            <text:list-item>
              <text:p text:style-name="P2"><text:span text:style-name="T13">MediaIsRemoving : le media est en cours de suppression</text:span></text:p>
            </text:list-item>
            <text:list-item>
              <text:p text:style-name="P2"><text:span text:style-name="T13">MediaIsUpdating : le media est encore de modification</text:span></text:p>
            </text:list-item>
          </text:list>
        </text:list-item>
      </text:list>
      <text:p text:style-name="P13">Méthodes importantes :</text:p>
      <text:list xml:id="list1747102082" text:style-name="L2">
        <text:list-item>
          <text:p text:style-name="P14">toXml : <text:span text:style-name="T12">renvoie un noeud XML décrivant le media et son arborescence (sous forme d'enfants de ce noeud) s'il s'agit d'un répertoire, en précisant pour chaque média son </text:span><text:span text:style-name="T9">localPath, realPath </text:span><text:span text:style-name="T12">et sa liste </text:span><text:span text:style-name="T9">dectectionState </text:span><text:span text:style-name="T12">d'étas non encore traités, séparés par des virgules. On précise pour chaque fichier son hash, réalisé en appliquant l'algorithme de hash MD5 sur le contenu du fichier.</text:span></text:p>
        </text:list-item>
        <text:list-item>
          <text:p text:style-name="P14">findMediaByLocalPath <text:span text:style-name="T12">: Renvoie un pointeur vers le Media dont le </text:span><text:span text:style-name="T9">localPath</text:span><text:span text:style-name="T12"> est celui passé en paramètre, NULL sinon. Cette fonction parcours l'ensemble de l'arborescence d'un répertoire, si le média depuis lequel on l'appelle est un répertoire.</text:span></text:p>
        </text:list-item>
        <text:list-item>
          <text:p text:style-name="P14">findMediaByRealPath <text:span text:style-name="T12">: Renvoie un pointeur vers le Media dont le </text:span><text:span text:style-name="T9">realPath</text:span><text:span text:style-name="T12"> est celui passé en paramètre, NULL sinon. Cette fonction parcours l'ensemble de l'arborescence d'un répertoire, si le média depuis lequel on l'appelle est un répertoire.</text:span></text:p>
          <text:p text:style-name="P14"><text:span text:style-name="T12"/></text:p>
        </text:list-item>
      </text:list>
      <text:h text:style-name="Heading_20_2" text:outline-level="2"><text:span text:style-name="T12">Classe Dir</text:span></text:h>
      <text:p text:style-name="Text_20_body"><text:span text:style-name="T12"><text:tab/>Cette classe hérite de </text:span><text:span text:style-name="T14">Media, </text:span><text:span text:style-name="T12">elle représente un répertoire sur le disque dur de l'utilisateur.</text:span></text:p>
      <text:p text:style-name="P12">Attributs importants :</text:p>
      <text:list xml:id="list600326047" text:style-name="L3">
        <text:list-item>
          <text:p text:style-name="P11"><text:span text:style-name="T9">watcher :</text:span><text:span text:style-name="T12"> objet de type </text:span><text:span text:style-name="T14">QfileSystemWatcher </text:span><text:span text:style-name="T12">qui surveille les changements apparus dans le répertoire. Il repère aussi les changements apparus dans les fichiers contenus dans ce dernier. A chaque changement, le slot </text:span><text:span text:style-name="T2">directoryChangedAction </text:span><text:span text:style-name="T12">est appelé.</text:span></text:p>
        </text:list-item>
        <text:list-item>
          <text:p text:style-name="P11"><text:span text:style-name="T9">subMedias : </text:span><text:span text:style-name="T12">liste de pointeurs vers les médias contenus dans le répertoire. Cela peut être aussi bien un fichier qu'un répertoire. </text:span></text:p>
        </text:list-item>
        <text:list-item>
          <text:p text:style-name="P11"><text:span text:style-name="T9">Listen : </text:span><text:span text:style-name="T12">booléen qui détermine si les changements apparus dans le répertoire doivent être traités </text:span><text:soft-page-break/><text:span text:style-name="T12">ou non. Une fois mis à true, il l'est aussi dans tous les répertoires contenus dans la liste </text:span><text:span text:style-name="T9">subMedias.</text:span></text:p>
        </text:list-item>
        <text:list-item>
          <text:p text:style-name="P11"><text:span text:style-name="T9">OldDetections : </text:span><text:span text:style-name="T12">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12">mis à true pour la première fois.</text:span></text:p>
        </text:list-item>
      </text:list>
      <text:p text:style-name="P13">Méthodes importantes</text:p>
      <text:list xml:id="list1463299533" text:style-name="L4">
        <text:list-item>
          <text:p text:style-name="P15">loadDir : <text:span text:style-name="T12">méthode statique qui renvoie un objet </text:span><text:span text:style-name="T11">Dir </text:span><text:span text:style-name="T12">à partir d'un noeud XML</text:span><text:span text:style-name="T12"><office:annotation><dc:creator>julien </dc:creator><dc:date>2011-04-18T09:06:10</dc:date><text:p text:style-name="P26"><text:span text:style-name="T22">Mettre un impr Ecran d'un fichier de config XML</text:span></text:p></office:annotation></text:span><text:span text:style-name="T12">. Elle remplit la liste </text:span><text:span text:style-name="T9">subMedias </text:span><text:span text:style-name="T12">par les éléments fils de ce noeud, qui sont soit des fichiers, soit des répertoires. Elle permet aussi de remplir la liste </text:span><text:span text:style-name="T9">oldDetections </text:span><text:span text:style-name="T12">du répertoire parent</text:span><text:span text:style-name="T9">.</text:span><text:span text:style-name="T12"> </text:span></text:p>
        </text:list-item>
        <text:list-item>
          <text:p text:style-name="P15">DirectoryChangedAction : <text:span text:style-name="T12">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11">Depot. </text:span></text:p>
        </text:list-item>
      </text:list>
      <text:h text:style-name="Heading_20_2" text:outline-level="2"><text:span text:style-name="T12">Classe File</text:span></text:h>
      <text:p text:style-name="Text_20_body"><text:span text:style-name="T12"><text:tab/>Classe qui hérite de </text:span><text:span text:style-name="T14">Media</text:span><text:span text:style-name="T12">, représentant un fichier sur le disque dur de l'utilisateur.</text:span></text:p>
      <text:p text:style-name="P12">Attributs importants :</text:p>
      <text:list xml:id="list1814208810" text:style-name="L5">
        <text:list-item>
          <text:p text:style-name="P20">hash : <text:span text:style-name="T11">signature du fichier, obtenu en appliquant à son contenu l'algorithme de hash MD5.</text:span></text:p>
        </text:list-item>
      </text:list>
      <text:p text:style-name="P12">Méthodes importantes :</text:p>
      <text:list xml:id="list1695576435" text:style-name="L6">
        <text:list-item>
          <text:p text:style-name="P3"><text:span text:style-name="T5">loadFile : </text:span><text:span text:style-name="T12">méthode statique qui renvoie un objet </text:span><text:span text:style-name="T14">File </text:span><text:span text:style-name="T12">à partir d'un noeud XML. Elle récupère les attributs </text:span><text:span text:style-name="T6">localPath, realPath </text:span><text:span text:style-name="T12">et ajoute le fichier à la liste </text:span><text:span text:style-name="T6">oldDetections </text:span><text:span text:style-name="T12">de son répertoire parent si l'attribut XML « detectionState » du noeud n'est pas vide.</text:span></text:p>
        </text:list-item>
      </text:list>
      <text:p text:style-name="P1"><text:span text:style-name="T12">Elle dispose en outre de méthodes permettant de savoir si le fichier a été modifié ou supprimé, ainsi que de modifier ou de lire son contenu.</text:span></text:p>
      <text:p text:style-name="P1"><text:span text:style-name="T12"/></text:p>
      <text:h text:style-name="Heading_20_2" text:outline-level="2"><text:span text:style-name="T12">Classe Depot</text:span></text:h>
      <text:p text:style-name="P1"><text:span text:style-name="T12"><text:tab/>Classe qui hérite de </text:span><text:span text:style-name="T14">Dir.</text:span><text:span text:style-name="T12"> Elle représente un dépôt synchronisé sur le serveur, c'est à dire la racine d'un ensemble de fichiers et de répertoires synchronisés avec d'autres utilisateurs.</text:span></text:p>
      <text:p text:style-name="P12">Attributs importants :</text:p>
      <text:list xml:id="list1835047235" text:continue-list="list1814208810" text:style-name="L5">
        <text:list-item>
          <text:p text:style-name="P17">readOnly : <text:span text:style-name="T11">booléen déterminant l'accessibilité en écriture de l'ensemble des médias du dépôt.</text:span></text:p>
        </text:list-item>
        <text:list-item>
          <text:p text:style-name="P17">Revision : <text:span text:style-name="T11">numéro de révision SVN du dépôt.</text:span></text:p>
        </text:list-item>
      </text:list>
      <text:p text:style-name="P12">Méthodes importantes :</text:p>
      <text:list xml:id="list1946981276" text:continue-list="list1695576435" text:style-name="L6">
        <text:list-item>
          <text:p text:style-name="P18"><text:span text:style-name="T2">loadDepot : </text:span><text:span text:style-name="T11">méthode statique identique à </text:span><text:span text:style-name="T14">Dir ::</text:span><text:span text:style-name="T2">loadDir</text:span><text:span text:style-name="T11">, à ceci prés qu'elle retourne un objet de type </text:span><text:span text:style-name="T14">Depot. </text:span><text:span text:style-name="T11">Le numéro de revision et l'accessibilité en écriture sont en outre lus depuis le noeud XML.</text:span></text:p>
          <text:p text:style-name="P18"><text:span text:style-name="T11"/></text:p>
        </text:list-item>
      </text:list>
      <text:h text:style-name="P24" text:outline-level="2"><text:span text:style-name="T11">Classe Socket</text:span></text:h>
      <text:p text:style-name="P1"><text:span text:style-name="T11">Classe implémentant une socket bas-niveau assurant la liaison avec le serveur. Cette classe hérite de la classe </text:span><text:span text:style-name="T14">QsslSocket </text:span><text:span text:style-name="T12">qui crée une liaison TCP, sécurisée par le protocole SSL. Les méthodes </text:span><text:span text:style-name="T14">connectToServer </text:span><text:span text:style-name="T12">et </text:span><text:span text:style-name="T14">disconnectFromServer </text:span><text:span text:style-name="T12">permettent de se connecter ou de se déconnecter à une adresse IP et à un port que l'on précise. </text:span></text:p>
      <text:p text:style-name="P1"><text:span text:style-name="T12">La structure des paquets que nous faisons transiter entre notre client et notre serveur est la suivante : </text:span></text:p>
      <text:list xml:id="list459719318" text:style-name="L7">
        <text:list-item>
          <text:p text:style-name="P4"><text:span text:style-name="T12">un entier non signé contenant la taille totale en octet du paquet.</text:span></text:p>
        </text:list-item>
        <text:list-item>
          <text:p text:style-name="P4"><text:span text:style-name="T12">Puis attaché à cet entier, le message en lui même.</text:span></text:p>
        </text:list-item>
      </text:list>
      <text:p text:style-name="P1"><text:span text:style-name="T12">Lorsqu'un morceau du paquet arrive via notre socket, la méthode </text:span><text:span text:style-name="T5">inputStream </text:span><text:span text:style-name="T12">se charge d'attendre que tout le message soit parvenu. Elle le recompose alors et émet le signal </text:span><text:span text:style-name="T5">receiveMessage </text:span><text:span text:style-name="T12">contenant le message.</text:span></text:p>
      <text:p text:style-name="P1"><text:span text:style-name="T12"/></text:p>
      <text:p text:style-name="P1"><text:span text:style-name="T12">NB : <text:tab/>Pour que cette connexion fonctionne, nous sommes obligés d'ignorer les erreurs SSL. En effet, <text:tab/>les certificats que nous utilisons n'ont été signés par aucune autorité de confiance, et l'erreur <text:tab/>« The certificate is self-signed and untrusted » obtenue à la réception du certificat du serveur ne <text:tab/>nous permettrait pas d'avancer si on ne l'ignorait pas.</text:span></text:p>
      <text:p text:style-name="P1"><text:span text:style-name="T12"/></text:p>
      <text:h text:style-name="Heading_20_2" text:outline-level="2"><text:span text:style-name="T14">Classe</text:span><text:span text:style-name="T12"> </text:span><text:span text:style-name="T14">Message</text:span></text:h>
      <text:p text:style-name="P1"><text:span text:style-name="T12">Les messages qui transitent entre le client et le serveur respectent un formalisme XML. Le noeud du message peut prendre différents noms:</text:span></text:p>
      <text:list xml:id="list1125402221" text:style-name="L8">
        <text:list-item>
          <text:p text:style-name="P5"><text:span text:style-name="T14">FileInfo </text:span><text:span text:style-name="T12">: information concernant les médias, qui peut être de plusieurs types différents :</text:span></text:p>
          <text:list>
            <text:list-item>
              <text:p text:style-name="P5"><text:span text:style-name="T12">UPDATED : le contenu d'un fichier a été modifié. Le message contient alors le nouveau contenu, transformé en BASE64 pour que les données binaires puissent aussi transiter.</text:span></text:p>
            </text:list-item>
            <text:list-item>
              <text:p text:style-name="P5"><text:span text:style-name="T12">CREATED : création d'un nouveau média, à rajouter à la liste de synchronisation.</text:span></text:p>
            </text:list-item>
            <text:list-item>
              <text:p text:style-name="P5"><text:span text:style-name="T12">REMOVED : suppression d'un média</text:span></text:p>
            </text:list-item>
            <text:list-item>
              <text:p text:style-name="P5">REVISION_FILE_INFO : donne le numéro de révision du dépôt et le nom du dépôt.</text:p>
            </text:list-item>
          </text:list>
        </text:list-item>
      </text:list>
      <text:list xml:id="list114148160" text:style-name="L9">
        <text:list-item>
          <text:p text:style-name="P22">END_OLD_DETECTIONS : <text:span text:style-name="T9">??????????</text:span></text:p>
        </text:list-item>
        <text:list-item>
          <text:p text:style-name="P22">IDENTIFICATION : <text:span text:style-name="T9">relatif à l'identification du client sur le serveur.</text:span></text:p>
        </text:list-item>
        <text:list-item>
          <text:p text:style-name="P22">RESPONSE : <text:span text:style-name="T9">réponse par rapport à </text:span><text:span text:style-name="T21">une requête (un message d'une des trois natures précédentes</text:span><text:span text:style-name="T9">) reçue plus tôt. Là encore, une réponse peut être de différents types :</text:span></text:p>
          <text:list>
            <text:list-item>
              <text:p text:style-name="P6"><text:span text:style-name="T9">Des réponses à un </text:span><text:span text:style-name="T2">FileInfo </text:span><text:span text:style-name="T9">: </text:span></text:p>
              <text:list>
                <text:list-item>
                  <text:p text:style-name="P6"><text:span text:style-name="T9">ACCEPT_FILE_INFO : tout s'est bien passé, on accepte la modification et on l'a bien pris en compte</text:span></text:p>
                </text:list-item>
                <text:list-item>
                  <text:p text:style-name="P6"><text:span text:style-name="T9">REJECT_FILE_INFO_FOR_PARAMETERS : la requête était erroné, les paramètres avec lesquels elle a été envoyée étaient mauvais.</text:span></text:p>
                </text:list-item>
                <text:list-item>
                  <text:p text:style-name="P6"><text:span text:style-name="T9">REJECT_FILE_INFO_FOR_RIGHTS : la requête n'a pas pu être accordée car les droits </text:span><text:soft-page-break/><text:span text:style-name="T9">de l'utilisateur l'ayant envoyée ne sont pas suffisants.</text:span></text:p>
                </text:list-item>
                <text:list-item>
                  <text:p text:style-name="P6"><text:span text:style-name="T9">REJECT_FILE_INFO_FOR_CONFLICT : un conflit SVN a été détecté suite à la requête</text:span></text:p>
                </text:list-item>
                <text:list-item>
                  <text:p text:style-name="P6"><text:span text:style-name="T9">REJECT_FILE_INFO_FOR_SVNERROR : une erreur SVN est apparue quand la requête a été exécutée.</text:span></text:p>
                </text:list-item>
              </text:list>
            </text:list-item>
          </text:list>
        </text:list-item>
      </text:list>
      <text:list xml:id="list1064595627" text:style-name="L10">
        <text:list-item>
          <text:p text:style-name="P7"><text:span text:style-name="T9">Des réponses à une </text:span><text:span text:style-name="T2">IDENTIFICATION :</text:span></text:p>
          <text:list>
            <text:list-item>
              <text:p text:style-name="P23">ACCEPT_IDENTIFICATION : l'identification au serveur s'est effectuée sans problème.</text:p>
            </text:list-item>
            <text:list-item>
              <text:p text:style-name="P23">REJECT_IDENTIFICATION_FOR_PSEUDO : identification rejetée car le pseudo n'existe pas.</text:p>
            </text:list-item>
            <text:list-item>
              <text:p text:style-name="P23">REJECT_IDENTIFICATION_FOR_PASSWORD : identification rejetée car le mot de passe ne correspond pas au pseudo renseigné.</text:p>
            </text:list-item>
            <text:list-item>
              <text:p text:style-name="P23">REJECT_IDENTIFICATION_FOR_BLOCK : ?????????????</text:p>
            </text:list-item>
          </text:list>
        </text:list-item>
      </text:list>
      <text:list xml:id="list842371257" text:style-name="L11">
        <text:list-item>
          <text:p text:style-name="P8"><text:span text:style-name="T20">Des erreurs de connexion :</text:span></text:p>
          <text:list>
            <text:list-item>
              <text:p text:style-name="P8"><text:span text:style-name="T20">NOT_CONNECT : soit la connexion avec le serveur n'est pas établie, soit nous ne sommes pas identifiés.</text:span></text:p>
            </text:list-item>
            <text:list-item>
              <text:p text:style-name="P8"><text:span text:style-name="T20">NOT_PARAMETERS : identique à REJECT_FILE_INFO_FOR_PARAMETERS</text:span></text:p>
            </text:list-item>
            <text:list-item>
              <text:p text:style-name="P8"><text:span text:style-name="T20">NOT_TIMEOUT : délai d'envoie de la requête dépassé</text:span></text:p>
            </text:list-item>
            <text:list-item>
              <text:p text:style-name="P8">NOT_SEND : l'envoie d'une requête à échoué, pour une autre raison.</text:p>
            </text:list-item>
          </text:list>
        </text:list-item>
      </text:list>
      <text:p text:style-name="P1"><text:span text:style-name="T4">Exemple de message envoyé </text:span>:</text:p>
      <text:p text:style-name="P1"><text:tab/>&lt;FileInfo revision="82" realPath="test1/fichier.txt" isDirectory="false" type="CREATED"/&gt;</text:p>
      <text:p text:style-name="P21"><text:span text:style-name="T9"/></text:p>
      <text:p text:style-name="P21"><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13">Attributs importants :</text:p>
      <text:list xml:id="list242169774" text:style-name="L12">
        <text:list-item>
          <text:p text:style-name="P19">type : <text:span text:style-name="T11">précise le type de la requête / réponse. Les différents types sont explicités ci-dessus.</text:span></text:p>
        </text:list-item>
        <text:list-item>
          <text:p text:style-name="P19">parameters : <text:span text:style-name="T11">noms des paramètres (attributs XML) de la requête / réponse et leurs valeurs.</text:span></text:p>
        </text:list-item>
      </text:list>
      <text:p text:style-name="P13">Méthodes importantes :</text:p>
      <text:list xml:id="list1853207551" text:style-name="L13">
        <text:list-item>
          <text:p text:style-name="P16">toXml : <text:span text:style-name="T12">renvoie un message XML à partir du type et des paramètres de la requête/réponse. </text:span></text:p>
        </text:list-item>
      </text:list>
      <text:p text:style-name="P13"><text:span text:style-name="T12">En outre, lorsqu'un message XML est reçu, une méthode statique </text:span>parseMessage <text:span text:style-name="T12">d'une classe nommée </text:span><text:span text:style-name="T11">Messages </text:span><text:span text:style-name="T12">permet d'en tirer le type et les paramètres, et renvoie ainsi un objet de type </text:span><text:span text:style-name="T11">Message</text:span><text:span text:style-name="T12">.</text:span></text:p>
      <text:p text:style-name="P13"><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onospace" svg:font-family="Monospace"/>
    <style:font-face style:name="OpenSymbol" svg:font-family="OpenSymbol"/>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4-18T06:50:00</meta:creation-date>
    <dc:date>2011-04-19T06:51:17</dc:date>
    <dc:creator>julien </dc:creator>
    <meta:editing-duration>PT21H33M40S</meta:editing-duration>
    <meta:editing-cycles>3</meta:editing-cycles>
    <meta:generator>OpenOffice.org/3.2$Linux OpenOffice.org_project/320m12$Build-9483</meta:generator>
    <meta:document-statistic meta:table-count="0" meta:image-count="0" meta:object-count="0" meta:page-count="4" meta:paragraph-count="80" meta:word-count="1399" meta:character-count="8661"/>
  </office:meta>
</office:document-meta>
</file>